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margin-left="11.001cm" fo:margin-right="0cm" fo:text-indent="0cm" style:auto-text-indent="false"/>
      <style:text-properties style:font-name="Times New Roman" fo:font-size="14pt" officeooo:paragraph-rsid="001ab216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officeooo:paragraph-rsid="001ab216"/>
    </style:style>
    <style:style style:name="P3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</style:style>
    <style:style style:name="P4" style:family="paragraph" style:parent-style-name="Standard">
      <style:text-properties style:font-name="Times New Roman" fo:font-size="14pt" fo:language="uk" fo:country="UA" officeooo:paragraph-rsid="001ab216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12.197cm"/>
        </style:tab-stops>
      </style:paragraph-properties>
      <style:text-properties style:font-name="Times New Roman" fo:font-size="14pt" officeooo:paragraph-rsid="001ab216" style:font-size-asian="14pt" style:font-size-complex="14pt"/>
    </style:style>
    <style:style style:name="P6" style:family="paragraph" style:parent-style-name="Standard">
      <style:paragraph-properties fo:line-height="100%">
        <style:tab-stops>
          <style:tab-stop style:position="9.79cm"/>
        </style:tab-stops>
      </style:paragraph-properties>
      <style:text-properties style:font-name="Times New Roman" fo:font-size="14pt" officeooo:paragraph-rsid="001ab216" style:font-size-asian="14pt" style:font-size-complex="14pt"/>
    </style:style>
    <style:style style:name="P7" style:family="paragraph" style:parent-style-name="Standard">
      <style:text-properties style:font-name="Times New Roman" fo:font-size="14pt" officeooo:paragraph-rsid="001ab216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9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1.249cm" style:auto-text-indent="false" fo:background-color="#ffffff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1bb523"/>
    </style:style>
    <style:style style:name="P11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1.249cm" style:auto-text-indent="false" fo:background-color="#ffffff"/>
      <style:text-properties officeooo:paragraph-rsid="001bb523"/>
    </style:style>
    <style:style style:name="P12" style:family="paragraph" style:parent-style-name="Standard">
      <loext:graphic-properties draw:fill="solid" draw:fill-color="#ffffff"/>
      <style:paragraph-properties fo:margin-left="0cm" fo:margin-right="0cm" fo:line-height="150%" fo:text-indent="1.249cm" style:auto-text-indent="false" fo:background-color="#ffffff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ab216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officeooo:rsid="0009077b" officeooo:paragraph-rsid="001ab216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rsid="000c3295" officeooo:paragraph-rsid="001ab216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officeooo:rsid="001ab216" officeooo:paragraph-rsid="001ab216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rsid="0009077b" officeooo:paragraph-rsid="001ab216"/>
    </style:style>
    <style:style style:name="P19" style:family="paragraph" style:parent-style-name="Standard" style:list-style-name="WWNum1">
      <loext:graphic-properties draw:fill="solid" draw:fill-color="#ffffff"/>
      <style:paragraph-properties fo:margin-top="0cm" fo:margin-bottom="0.353cm" loext:contextual-spacing="true" fo:line-height="150%" fo:text-align="justify" style:justify-single-word="false" fo:background-color="#ffffff"/>
    </style:style>
    <style:style style:name="P20" style:family="paragraph" style:parent-style-name="Standard" style:list-style-name="WWNum2">
      <loext:graphic-properties draw:fill="solid" draw:fill-color="#ffffff"/>
      <style:paragraph-properties fo:margin-top="0cm" fo:margin-bottom="0.353cm" loext:contextual-spacing="true" fo:line-height="150%" fo:text-align="justify" style:justify-single-word="false" fo:background-color="#ffffff"/>
    </style:style>
    <style:style style:name="P21" style:family="paragraph" style:parent-style-name="Standard" style:list-style-name="WWNum2">
      <loext:graphic-properties draw:fill="solid" draw:fill-color="#ffffff"/>
      <style:paragraph-properties fo:margin-top="0cm" fo:margin-bottom="0.353cm" loext:contextual-spacing="true" fo:line-height="150%" fo:text-align="justify" style:justify-single-word="false" fo:background-color="#ffffff"/>
      <style:text-properties officeooo:paragraph-rsid="001bb523"/>
    </style:style>
    <style:style style:name="P22" style:family="paragraph" style:parent-style-name="Standard" style:list-style-name="WWNum2">
      <style:paragraph-properties fo:margin-top="0cm" fo:margin-bottom="0.353cm" loext:contextual-spacing="true" fo:line-height="15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23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0.383cm" style:auto-text-indent="false" fo:background-color="#ffffff"/>
    </style:style>
    <style:style style:name="P24" style:family="paragraph" style:parent-style-name="Standard">
      <style:paragraph-properties fo:margin-top="0cm" fo:margin-bottom="0.353cm" loext:contextual-spacing="false" fo:line-height="115%"/>
      <style:text-properties fo:color="#000000" fo:font-size="14pt" style:font-size-asian="14pt" style:font-size-complex="14pt"/>
    </style:style>
    <style:style style:name="P25" style:family="paragraph" style:parent-style-name="Standard">
      <style:paragraph-properties fo:margin-top="0cm" fo:margin-bottom="0.353cm" loext:contextual-spacing="false" fo:line-height="115%"/>
    </style:style>
    <style:style style:name="P26" style:family="paragraph" style:parent-style-name="Standard">
      <loext:graphic-properties draw:fill="solid" draw:fill-color="#ffffff"/>
      <style:paragraph-properties fo:margin-left="3.134cm" fo:margin-right="0cm" fo:margin-top="0cm" fo:margin-bottom="0cm" loext:contextual-spacing="true" fo:line-height="150%" fo:text-align="justify" style:justify-single-word="false" fo:text-indent="0cm" style:auto-text-indent="false" fo:background-color="#ffffff"/>
    </style:style>
    <style:style style:name="P27" style:family="paragraph" style:parent-style-name="Standard">
      <style:paragraph-properties fo:margin-left="0cm" fo:margin-right="0cm" fo:line-height="150%" fo:orphans="0" fo:widows="0" fo:hyphenation-ladder-count="no-limit" fo:text-indent="1.251cm" style:auto-text-indent="false"/>
      <style:text-properties fo:hyphenate="false" fo:hyphenation-remain-char-count="2" fo:hyphenation-push-char-count="2"/>
    </style:style>
    <style:style style:name="P28" style:family="paragraph" style:parent-style-name="Standard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P29" style:family="paragraph" style:parent-style-name="Standard" style:list-style-name="">
      <style:paragraph-properties fo:margin-top="0.494cm" fo:margin-bottom="0.494cm" loext:contextual-spacing="false" fo:text-align="center" style:justify-single-word="false"/>
    </style:style>
    <style:style style:name="P30" style:family="paragraph" style:parent-style-name="Standard">
      <style:paragraph-properties fo:margin-left="0cm" fo:margin-right="0cm" fo:line-height="150%" fo:text-indent="-2.387cm" style:auto-text-indent="false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-2.387cm" style:auto-text-indent="false"/>
      <style:text-properties officeooo:paragraph-rsid="001bb523"/>
    </style:style>
    <style:style style:name="P32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text-indent="-2.387cm" style:auto-text-indent="false" fo:background-color="#ffffff"/>
      <style:text-properties officeooo:paragraph-rsid="001bb523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-2.387cm" style:auto-text-indent="false"/>
    </style:style>
    <style:style style:name="P34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officeooo:paragraph-rsid="001ab216" style:font-size-asian="14pt" style:font-size-complex="14pt"/>
    </style:style>
    <style:style style:name="P35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officeooo:paragraph-rsid="001ab216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" fo:font-size="14pt" fo:font-weight="bold" officeooo:paragraph-rsid="001ab216" fo:background-color="#ffffff" style:font-size-asian="14pt" style:font-weight-asian="bold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officeooo:rsid="001bb523" style:font-size-asian="14pt" style:font-size-complex="14pt" style:font-weight-complex="bold"/>
    </style:style>
    <style:style style:name="T4" style:family="text">
      <style:text-properties fo:font-size="14pt" officeooo:rsid="001c301e" style:font-size-asian="14pt" style:font-size-complex="14pt" style:font-weight-complex="bold"/>
    </style:style>
    <style:style style:name="T5" style:family="text">
      <style:text-properties fo:font-size="14pt" officeooo:rsid="001c301e" style:font-size-asian="14pt" style:font-size-complex="14pt"/>
    </style:style>
    <style:style style:name="T6" style:family="text">
      <style:text-properties fo:font-size="14pt" fo:background-color="#ffffff" loext:char-shading-value="0" style:font-name-asian="Calibri1" style:font-size-asian="14pt" style:language-asian="en" style:country-asian="US" style:font-size-complex="14pt"/>
    </style:style>
    <style:style style:name="T7" style:family="text">
      <style:text-properties fo:font-size="14pt" officeooo:rsid="001bb523" fo:background-color="#ffffff" loext:char-shading-value="0" style:font-name-asian="Calibri1" style:font-size-asian="14pt" style:language-asian="en" style:country-asian="US" style:font-size-complex="14pt"/>
    </style:style>
    <style:style style:name="T8" style:family="text">
      <style:text-properties fo:font-size="14pt" fo:background-color="#ffffff" loext:char-shading-value="0" style:font-size-asian="14pt" style:font-size-complex="14pt"/>
    </style:style>
    <style:style style:name="T9" style:family="text">
      <style:text-properties fo:font-size="14pt" fo:font-style="italic" fo:background-color="#ffffff" loext:char-shading-value="0" style:font-name-asian="Calibri1" style:font-size-asian="14pt" style:language-asian="en" style:country-asian="US" style:font-style-asian="italic" style:font-size-complex="14pt" style:font-style-complex="italic"/>
    </style:style>
    <style:style style:name="T10" style:family="text">
      <style:text-properties fo:font-size="14pt" style:font-name-asian="Calibri1" style:font-size-asian="14pt" style:language-asian="en" style:country-asian="US" style:font-size-complex="14pt"/>
    </style:style>
    <style:style style:name="T11" style:family="text">
      <style:text-properties fo:font-size="14pt" fo:font-weight="bold" style:font-name-asian="Calibri1" style:font-size-asian="14pt" style:language-asian="en" style:country-asian="US" style:font-weight-asian="bold" style:font-size-complex="14pt"/>
    </style:style>
    <style:style style:name="T12" style:family="text">
      <style:text-properties fo:font-size="14pt" fo:font-weight="bold" fo:background-color="#ffffff" loext:char-shading-value="0" style:font-size-asian="14pt" style:font-weight-asian="bold" style:font-size-complex="14pt" style:font-weight-complex="bold"/>
    </style:style>
    <style:style style:name="T13" style:family="text">
      <style:text-properties fo:font-size="14pt" fo:language="en" fo:country="US" style:font-size-asian="14pt" style:font-size-complex="14pt" style:font-weight-complex="bold"/>
    </style:style>
    <style:style style:name="T14" style:family="text">
      <style:text-properties fo:font-size="14pt" fo:language="en" fo:country="US" style:font-name-asian="Calibri1" style:font-size-asian="14pt" style:language-asian="en" style:country-asian="US" style:font-size-complex="14pt"/>
    </style:style>
    <style:style style:name="T15" style:family="text">
      <style:text-properties fo:font-size="14pt" fo:language="uk" fo:country="UA" style:font-size-asian="14pt" style:font-size-complex="14pt" style:font-weight-complex="bold"/>
    </style:style>
    <style:style style:name="T16" style:family="text">
      <style:text-properties fo:font-size="14pt" fo:language="uk" fo:country="UA" style:font-name-asian="Calibri1" style:font-size-asian="14pt" style:language-asian="en" style:country-asian="US" style:font-size-complex="14pt"/>
    </style:style>
    <style:style style:name="T17" style:family="text">
      <style:text-properties fo:color="#000000" fo:font-size="14pt" fo:background-color="#ffffff" loext:char-shading-value="0" style:font-name-asian="Calibri1" style:font-size-asian="14pt" style:language-asian="en" style:country-asian="US" style:font-size-complex="14pt"/>
    </style:style>
    <style:style style:name="T18" style:family="text">
      <style:text-properties fo:color="#000000" fo:font-size="14pt" officeooo:rsid="001bb523" fo:background-color="#ffffff" loext:char-shading-value="0" style:font-name-asian="Calibri1" style:font-size-asian="14pt" style:language-asian="en" style:country-asian="US" style:font-size-complex="14pt"/>
    </style:style>
    <style:style style:name="T19" style:family="text">
      <style:text-properties fo:color="#000000" fo:font-size="14pt" style:font-size-asian="14pt" style:font-size-complex="14pt"/>
    </style:style>
    <style:style style:name="T20" style:family="text">
      <style:text-properties fo:color="#000000" fo:font-size="14pt" officeooo:rsid="001bb523" style:font-size-asian="14pt" style:font-size-complex="14pt"/>
    </style:style>
    <style:style style:name="T21" style:family="text">
      <style:text-properties fo:color="#000000" fo:font-size="14pt" fo:language="en" fo:country="US" style:font-size-asian="14pt" style:font-size-complex="14pt"/>
    </style:style>
    <style:style style:name="T22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23" style:family="text">
      <style:text-properties fo:color="#000000" fo:font-size="14pt" fo:language="en" fo:country="US" fo:font-weight="bold" style:font-name-asian="Calibri1" style:font-size-asian="14pt" style:language-asian="en" style:country-asian="US" style:font-weight-asian="bold" style:font-size-complex="14pt"/>
    </style:style>
    <style:style style:name="T24" style:family="text">
      <style:text-properties fo:color="#000000" fo:font-size="14pt" fo:language="en" fo:country="US" fo:font-weight="normal" fo:background-color="#ffffff" loext:char-shading-value="0" style:font-name-asian="Calibri1" style:font-size-asian="14pt" style:language-asian="en" style:country-asian="US" style:font-weight-asian="normal" style:font-size-complex="14pt" style:font-weight-complex="normal"/>
    </style:style>
    <style:style style:name="T25" style:family="text">
      <style:text-properties fo:color="#000000" fo:font-size="14pt" fo:font-weight="bold" fo:background-color="#ffffff" loext:char-shading-value="0" style:font-name-asian="Calibri1" style:font-size-asian="14pt" style:language-asian="en" style:country-asian="US" style:font-weight-asian="bold" style:font-size-complex="14pt"/>
    </style:style>
    <style:style style:name="T26" style:family="text">
      <style:text-properties fo:color="#000000" fo:font-size="14pt" fo:font-weight="bold" style:font-size-asian="14pt" style:font-weight-asian="bold" style:font-size-complex="14pt"/>
    </style:style>
    <style:style style:name="T27" style:family="text">
      <style:text-properties fo:color="#000000" style:font-name="Times New Roman" fo:font-size="14pt" fo:font-weight="bold" fo:background-color="#ffffff" loext:char-shading-value="0" style:font-size-asian="14pt" style:font-weight-asian="bold" style:font-size-complex="14pt"/>
    </style:style>
    <style:style style:name="T28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29" style:family="text">
      <style:text-properties fo:color="#252525" style:font-name="Arial" fo:font-size="11pt" fo:font-weight="bold" fo:background-color="#ffffff" loext:char-shading-value="0" style:font-name-asian="Calibri1" style:font-size-asian="11pt" style:language-asian="en" style:country-asian="US" style:font-weight-asian="bold" style:font-name-complex="Arial1" style:font-size-complex="11pt" style:font-weight-complex="bold"/>
    </style:style>
    <style:style style:name="T30" style:family="text">
      <style:text-properties fo:color="#252525" fo:font-size="14pt" fo:background-color="#ffffff" loext:char-shading-value="0" style:font-name-asian="Calibri1" style:font-size-asian="14pt" style:language-asian="en" style:country-asian="US" style:font-size-complex="14pt" style:font-weight-complex="bold"/>
    </style:style>
    <style:style style:name="T31" style:family="text">
      <style:text-properties fo:color="#252525" fo:font-size="14pt" officeooo:rsid="001bb523" fo:background-color="#ffffff" loext:char-shading-value="0" style:font-name-asian="Calibri1" style:font-size-asian="14pt" style:language-asian="en" style:country-asian="US" style:font-size-complex="14pt" style:font-weight-complex="bold"/>
    </style:style>
    <style:style style:name="T32" style:family="text">
      <style:text-properties style:font-name-asian="Calibri1" style:language-asian="en" style:country-asian="US" style:font-size-complex="14pt"/>
    </style:style>
    <style:style style:name="T33" style:family="text">
      <style:text-properties fo:language="en" fo:country="US" style:font-name-asian="Calibri1" style:language-asian="en" style:country-asian="US" style:font-size-complex="14pt"/>
    </style:style>
    <style:style style:name="T34" style:family="text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T35" style:family="text">
      <style:text-properties style:font-name="Times New Roman" fo:font-size="14pt" style:font-size-asian="14pt" style:font-size-complex="14pt"/>
    </style:style>
    <style:style style:name="T36" style:family="text">
      <style:text-properties style:font-name="Times New Roman" fo:font-size="14pt" officeooo:rsid="0009077b" style:font-size-asian="14pt" style:font-size-complex="14pt"/>
    </style:style>
    <style:style style:name="T37" style:family="text">
      <style:text-properties style:font-name="Times New Roman" fo:font-size="14pt" officeooo:rsid="001ab216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инистерство образования и науки Российской Федерации</text:p>
      <text:p text:style-name="P2"><text:span text:style-name="T27">Федеральное государственное бюджетное образовательное учреждение высшего образования</text:span><text:span text:style-name="T28"><text:line-break/></text:span><text:span text:style-name="T27">"Севастопольский государственный университет"</text:span></text:p>
      <text:p text:style-name="P4"/>
      <text:p text:style-name="P4"/>
      <text:p text:style-name="P1">Кафедра: «Информационные технологии и компьютерные системы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15">Отчёт №1</text:p>
      <text:p text:style-name="P17">по дисциплине «Инженерное программное обеспечение»</text:p>
      <text:p text:style-name="P18"><text:span text:style-name="T35"/></text:p>
      <text:p text:style-name="P16"/>
      <text:p text:style-name="P7"/>
      <text:p text:style-name="P7"/>
      <text:p text:style-name="P7"/>
      <text:p text:style-name="P7"><text:bookmark text:name="_GoBack1"/></text:p>
      <text:p text:style-name="P5"><text:tab/></text:p>
      <text:p text:style-name="P5"/>
      <text:p text:style-name="P5"/>
      <text:p text:style-name="P5"/>
      <text:p text:style-name="P34">Выполнил </text:p>
      <text:p text:style-name="P35"><text:span text:style-name="T35">ст.гр. </text:span><text:span text:style-name="T37">И</text:span><text:span text:style-name="T35">В</text:span><text:span text:style-name="T36">Т</text:span><text:span text:style-name="T35">б-</text:span><text:span text:style-name="T36">3</text:span><text:span text:style-name="T35">2</text:span><text:span text:style-name="T37">о</text:span></text:p>
      <text:p text:style-name="P34">Демиденко А.А.</text:p>
      <text:p text:style-name="P34"/>
      <text:p text:style-name="P34"/>
      <text:p text:style-name="P34"/>
      <text:p text:style-name="P6"/>
      <text:p text:style-name="P14"/>
      <text:p text:style-name="P14"/>
      <text:p text:style-name="P14"/>
      <text:p text:style-name="P14">Севастополь</text:p>
      <text:p text:style-name="P14"><text:span text:style-name="T1">2015</text:span></text:p>
      <text:p text:style-name="P8"><text:soft-page-break/><text:span text:style-name="T17">Разработка ПО в программной инженерии </text:span><text:span text:style-name="T6">– приложение систематического, дисциплинированного, измеримого подхода к развитию, функционированию и сопровождению программного обеспечения, а также исследованию этих подходов; то есть, приложение дисциплины инженерии к программному обеспечению (</text:span><text:span text:style-name="T9">ISO/IEC/IEEE 24765-2010</text:span><text:span text:style-name="T6">)</text:span></text:p>
      <text:p text:style-name="P9"><text:span text:style-name="T19">Для моделирования такой разработки группа была разбита на команды с </text:span><text:span text:style-name="T20">чётко</text:span><text:span text:style-name="T19"> </text:span><text:span text:style-name="T20">определёнными</text:span><text:span text:style-name="T19"> функциями каждого из участников. Так в каждом из проектов присутствуют:</text:span></text:p>
      <text:list xml:id="list3841026711220938616" text:style-name="WWNum1">
        <text:list-item>
          <text:p text:style-name="P19"><text:span text:style-name="T19">Заказчик</text:span></text:p>
        </text:list-item>
        <text:list-item>
          <text:p text:style-name="P19"><text:span text:style-name="T19">Менеджер </text:span></text:p>
        </text:list-item>
        <text:list-item>
          <text:p text:style-name="P19"><text:span text:style-name="T19">Разработчик</text:span></text:p>
        </text:list-item>
        <text:list-item>
          <text:p text:style-name="P19"><text:span text:style-name="T19">Тестер</text:span></text:p>
        </text:list-item>
        <text:list-item>
          <text:p text:style-name="P19"><text:span text:style-name="T19">Технический писатель</text:span></text:p>
        </text:list-item>
      </text:list>
      <text:p text:style-name="P12"><text:span text:style-name="T17">Разработчик </text:span><text:span text:style-name="T18">создаёт</text:span><text:span text:style-name="T17"> алгоритмы, приводящие в движение статические компоненты программы, и заставляет эти алгоритмы работать правильно, быстро, удобно и без ошибок. В первую очередь от него требуется отличное знание используемых технологий, что напрямую зависит от опыта работы и спектра решавшихся им ранее задач. Чем больше опыт и шире область задач, тем выше вероятность того, что, столкнувшись с новой задачей, разработчик уже будет иметь примеры </text:span><text:span text:style-name="T18">её</text:span><text:span text:style-name="T17"> решения или готовые компоненты. Хороший разработчик пишет код, пригодный для повторного применения, а значит, выполняющий как можно более общие, простые и часто используемые функции.</text:span></text:p>
      <text:p text:style-name="P23"><text:span text:style-name="T17">Тестирование готового продукта выполняют отдельные специалисты. Ни в коем случае не следует совмещать их обязанности с написанием кода.</text:span></text:p>
      <text:p text:style-name="P3"><text:span text:style-name="T17">По сути, тестировщик представляет собой предполагаемого конечного пользователя продукта. Именно поэтому ему необходимо найти все </text:span><text:span text:style-name="T18">недочёты</text:span><text:span text:style-name="T17"> в работе продукта технического плана, кроме того данному специалисту необходимо проверить работу на соответствие национальным и мировым стандартам. Помимо перечисленных ролей, в любой компании, производящей программное обеспечение, существуют специалисты по выводу разработанного программного обеспечения на рынок, руководители проектов следящие за </text:span><text:soft-page-break/><text:span text:style-name="T17">надлежащим качеством выполнения и соблюдением поставленных сроков, каждым из специалистов. В проектах также присутствуют технические писатели ведущую всю документацию по проекту и составляющие «мануалы» по использованию продукта для конечного потребителя.</text:span></text:p>
      <text:p text:style-name="P23"><text:span text:style-name="T17"><text:tab/>Всего в разработке находится 4 проекта:</text:span></text:p>
      <text:list xml:id="list6233791973516374740" text:style-name="WWNum2">
        <text:list-item>
          <text:p text:style-name="P21"><text:span text:style-name="T10">Интерактивный модуль “Солнечная система”</text:span><text:span text:style-name="T29"> </text:span><text:span text:style-name="T30">(Тех. писатель)</text:span><text:span text:style-name="T10">;</text:span></text:p>
        </text:list-item>
        <text:list-item>
          <text:p text:style-name="P20"><text:span text:style-name="T17">Сайт - визитки «Продажа дверей» </text:span><text:span text:style-name="T30">(</text:span><text:span text:style-name="T31">Заказчик</text:span><text:span text:style-name="T30">)</text:span><text:span text:style-name="T10">;</text:span></text:p>
        </text:list-item>
        <text:list-item>
          <text:p text:style-name="P22"><text:span text:style-name="T17">Программный модуль «Генератор паролей»</text:span><text:span text:style-name="T30"> (</text:span><text:span text:style-name="T31">Разработчик</text:span><text:span text:style-name="T30">)</text:span><text:span text:style-name="T10">;</text:span></text:p>
        </text:list-item>
        <text:list-item>
          <text:p text:style-name="P20"><text:span text:style-name="T19">Сайт – визитка «Зоомагазин»</text:span><text:span text:style-name="T30"> (Тестер)</text:span><text:span text:style-name="T19">.</text:span></text:p>
        </text:list-item>
      </text:list>
      <text:p text:style-name="P24"/>
      <text:p text:style-name="P26"><text:span text:style-name="T11">Интерактивный модуль «Солнечная система»</text:span></text:p>
      <text:p text:style-name="P3"><text:span text:style-name="T22"><text:tab/></text:span></text:p>
      <text:p text:style-name="P10"><text:span text:style-name="T8">Программная документация может быть структурирована в одном из двух форматов – справочное руководство и инструкция по пользованию. Иногда лучше выбрать смешанный вариант из этих двух форматов.</text:span></text:p>
      <text:p text:style-name="P11"><text:span text:style-name="T1">1) Справочное руководство призвано пояснять инструментарий программного оборудования (кнопки, таблицы, поле и панель диалога) и как этот инструментарий работает. Многие файлы подсказки написаны в этом формате, а контекстные подсказки помогают показать нужную тему после того как пользователь </text:span><text:span text:style-name="T5">щёлкает</text:span><text:span text:style-name="T1"> на кнопку «помощь» на нужном экране.</text:span></text:p>
      <text:p text:style-name="P11"><text:span text:style-name="T1">2) Инструкция по пользованию поясняет, как использовать программное обеспечение для выполнения </text:span><text:span text:style-name="T5">определённой</text:span><text:span text:style-name="T1"> задачи. Инструкция по пользованию часто имеет вид печатного руководства или формат PDF, хотя некоторые файлы подсказки включают темы о том, как выполнять </text:span><text:span text:style-name="T5">определённую</text:span><text:span text:style-name="T1"> задачу. (Эти темы справки обычно не являются контекстными, хотя могут быть гиперссылками) Инструкция по пользованию часто имеет форму справочника с описание задачи и пошаговой инструкцией.</text:span></text:p>
      <text:p text:style-name="P31"><text:span text:style-name="T11"><text:tab/><text:tab/></text:span><text:span text:style-name="T10">С заказчиком было оговорено, что техническая документация будет смешенного формата.</text:span></text:p>
      <text:p text:style-name="P31"><text:span text:style-name="T10"><text:tab/><text:tab/>Документация будет </text:span><text:span text:style-name="T6"><text:s/>писаться в текстовом редакторе «</text:span><text:span text:style-name="T7">LibreOffice</text:span><text:span text:style-name="T6">»</text:span></text:p>
      <text:p text:style-name="P32"><text:span text:style-name="T23"><text:tab/><text:tab/></text:span><text:span text:style-name="T24">Программная документация для конечных пользователей будет печатного формата.</text:span></text:p>
      <text:p text:style-name="P27"><text:soft-page-break/><text:span text:style-name="T17"/></text:p>
      <text:p text:style-name="P13"><text:span text:style-name="T25">Сайт - визитка «Продажа дверей»</text:span></text:p>
      <text:h text:style-name="P28" text:outline-level="3"><text:span text:style-name="T3">Необходимо </text:span><text:span text:style-name="T2">создать сайт-визитку для увеличения продаж</text:span><text:span text:style-name="T4">и </text:span><text:span text:style-name="T2">дверей. Также необходимо наполнить данный сайт контентом (т.е вывести продукцию и цены на </text:span><text:span text:style-name="T4">неё</text:span><text:span text:style-name="T2">). Также необходимо реализовать обратную связь с клиентами для, также <text:s/></text:span><text:span text:style-name="T4">необходимо</text:span><text:span text:style-name="T2"> в удобной форме разме</text:span><text:span text:style-name="T4">стить </text:span><text:span text:style-name="T2">контактные данные фирмы. Кроме того, </text:span><text:span text:style-name="T4">необходимо</text:span><text:span text:style-name="T2"> </text:span><text:span text:style-name="T4">счётчик</text:span><text:span text:style-name="T2"> </text:span><text:span text:style-name="T4">посещаемости.</text:span><text:span text:style-name="T2"> </text:span></text:h>
      <text:h text:style-name="P28" text:outline-level="3"><text:span text:style-name="T4"/></text:h>
      <text:h text:style-name="P29" text:outline-level="3"><text:span text:style-name="T12">Создание программного модуля «генератор паролей»</text:span></text:h>
      <text:p text:style-name="P10"><text:span text:style-name="T7">Заказчиком захотел получить программу генератор паролей, которая сможет генерировать пароль трёх разных уровней сложности. Заказчик выявил пожелание, чтобы пользователь мог вручную изменять сгенерированный пароль.</text:span></text:p>
      <text:p text:style-name="P10"><text:span text:style-name="T7"/></text:p>
      <text:p text:style-name="P33"><text:span text:style-name="T26">Сайт – визитка «Зоомагазин»</text:span></text:p>
      <text:p text:style-name="P30"><text:span text:style-name="T26"><text:tab/><text:tab/></text:span><text:span text:style-name="T19">Тест сайта- визитки будет <text:s/></text:span><text:span text:style-name="T20">проведён</text:span><text:span text:style-name="T19"> на сайте </text:span><text:a xlink:type="simple" xlink:href="http://validator.w3.org/" text:style-name="Internet_20_link" text:visited-style-name="Visited_20_Internet_20_Link"><text:span text:style-name="T34">http://validator.w3.org/</text:span></text:a><text:span text:style-name="T19">. С его помощью можно обнаружить ошибки, которые не заметил разработчик. Так же сайт будет проверен на кроссбраузерность. <text:s/>Проверены корректные отображения всех ссылок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uk" fo:country="UA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uk" fo:country="UA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keep-with-next="always"/>
      <style:text-properties fo:font-size="14pt" fo:language="en" fo:country="US" style:font-size-asian="14pt" style:font-size-complex="10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fo:language="ru" fo:country="RU" style:font-name-asian="F" style:font-family-generic-asian="system" style:font-pitch-asian="variable" style:font-size-asian="12pt" style:language-asian="ru" style:country-asian="RU" style:font-name-complex="F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.24cm" fo:text-indent="-0.635cm" fo:margin-left="15.24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6.51cm" fo:text-indent="-0.635cm" fo:margin-left="16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ukaster</meta:initial-creator>
    <meta:editing-cycles>8</meta:editing-cycles>
    <meta:creation-date>2015-09-25T21:44:00</meta:creation-date>
    <dc:date>2015-12-18T15:14:08.292820684</dc:date>
    <meta:editing-duration>PT9M55S</meta:editing-duration>
    <meta:generator>LibreOffice/5.0.4.2$Linux_X86_64 LibreOffice_project/00m0$Build-2</meta:generator>
    <meta:document-statistic meta:table-count="0" meta:image-count="0" meta:object-count="0" meta:page-count="4" meta:paragraph-count="40" meta:word-count="591" meta:character-count="4780" meta:non-whitespace-character-count="421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